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P2" style:parent-style-name="Normál" style:family="paragraph">
      <style:paragraph-properties fo:widows="0" fo:orphans="0" fo:border="0in solid #FFFFFF" fo:padding="0.4305in" style:shadow="#000000 0in 0in" fo:line-height="100%" fo:margin-left="0.5in">
        <style:tab-stops/>
      </style:paragraph-properties>
    </style:style>
    <style:style style:name="T3" style:parent-style-name="Hiperhivatkozás" style:family="text">
      <style:text-properties fo:font-size="12pt" style:font-size-asian="12pt" style:font-size-complex="12pt"/>
    </style:style>
    <style:style style:name="P4" style:parent-style-name="Normál" style:family="paragraph">
      <style:paragraph-properties fo:widows="0" fo:orphans="0" fo:border="0in solid #FFFFFF" fo:padding="0.4305in" style:shadow="#000000 0in 0in" fo:line-height="100%" fo:margin-left="0.2597in">
        <style:tab-stops/>
      </style:paragraph-properties>
    </style:style>
    <style:style style:name="T5" style:parent-style-name="Hiperhivatkozás" style:family="text">
      <style:text-properties fo:font-size="12pt" style:font-size-asian="12pt" style:font-size-complex="12pt"/>
    </style:style>
    <style:style style:name="P6" style:parent-style-name="Normál" style:family="paragraph">
      <style:paragraph-properties fo:widows="0" fo:orphans="0" fo:border="0in solid #FFFFFF" fo:padding="0.4305in" style:shadow="#000000 0in 0in" fo:line-height="100%" fo:margin-left="0.2597in">
        <style:tab-stops/>
      </style:paragraph-properties>
      <style:text-properties fo:color="#000000" fo:font-size="12pt" style:font-size-asian="12pt" style:font-size-complex="12pt"/>
    </style:style>
    <style:style style:name="P7" style:parent-style-name="Normál" style:family="paragraph">
      <style:paragraph-properties fo:widows="0" fo:orphans="0" fo:border="0in solid #FFFFFF" fo:padding="0.4305in" style:shadow="#000000 0in 0in" fo:line-height="100%" fo:margin-left="0.2597in">
        <style:tab-stops/>
      </style:paragraph-properties>
    </style:style>
    <style:style style:name="T8" style:parent-style-name="Hiperhivatkozás" style:family="text">
      <style:text-properties fo:font-size="12pt" style:font-size-asian="12pt" style:font-size-complex="12pt"/>
    </style:style>
    <style:style style:name="T9" style:parent-style-name="cssselectorcolor" style:family="text">
      <style:text-properties fo:color="#A52A2A"/>
    </style:style>
    <style:style style:name="T10" style:parent-style-name="cssdelimitercolor" style:family="text">
      <style:text-properties fo:color="#000000"/>
    </style:style>
    <style:style style:name="T11" style:parent-style-name="Bekezdésalapbetűtípusa" style:family="text">
      <style:text-properties fo:color="#FF0000"/>
    </style:style>
    <style:style style:name="T12" style:parent-style-name="csspropertycolor" style:family="text">
      <style:text-properties fo:color="#FF0000"/>
    </style:style>
    <style:style style:name="T13" style:parent-style-name="cssdelimitercolor" style:family="text">
      <style:text-properties fo:color="#000000"/>
    </style:style>
    <style:style style:name="T14" style:parent-style-name="csspropertyvaluecolor" style:family="text">
      <style:text-properties fo:color="#0000CD"/>
    </style:style>
    <style:style style:name="T15" style:parent-style-name="cssdelimitercolor" style:family="text">
      <style:text-properties fo:color="#000000"/>
    </style:style>
    <style:style style:name="T16" style:parent-style-name="Bekezdésalapbetűtípusa" style:family="text">
      <style:text-properties fo:color="#FF0000"/>
    </style:style>
    <style:style style:name="T17" style:parent-style-name="cssdelimitercolor" style:family="text">
      <style:text-properties fo:color="#000000"/>
    </style:style>
    <style:style style:name="T18" style:parent-style-name="Bekezdésalapbetűtípusa" style:family="text">
      <style:text-properties fo:color="#A52A2A"/>
    </style:style>
    <style:style style:name="T19" style:parent-style-name="Bekezdésalapbetűtípusa" style:family="text">
      <style:text-properties fo:color="#A52A2A"/>
    </style:style>
    <style:style style:name="T20" style:parent-style-name="cssselectorcolor" style:family="text">
      <style:text-properties fo:color="#A52A2A"/>
    </style:style>
    <style:style style:name="T21" style:parent-style-name="cssdelimitercolor" style:family="text">
      <style:text-properties fo:color="#000000"/>
    </style:style>
    <style:style style:name="T22" style:parent-style-name="Bekezdésalapbetűtípusa" style:family="text">
      <style:text-properties fo:color="#FF0000"/>
    </style:style>
    <style:style style:name="T23" style:parent-style-name="csspropertycolor" style:family="text">
      <style:text-properties fo:color="#FF0000"/>
    </style:style>
    <style:style style:name="T24" style:parent-style-name="cssdelimitercolor" style:family="text">
      <style:text-properties fo:color="#000000"/>
    </style:style>
    <style:style style:name="T25" style:parent-style-name="csspropertyvaluecolor" style:family="text">
      <style:text-properties fo:color="#0000CD"/>
    </style:style>
    <style:style style:name="T26" style:parent-style-name="cssdelimitercolor" style:family="text">
      <style:text-properties fo:color="#000000"/>
    </style:style>
    <style:style style:name="T27" style:parent-style-name="Bekezdésalapbetűtípusa" style:family="text">
      <style:text-properties fo:color="#FF0000"/>
    </style:style>
    <style:style style:name="T28" style:parent-style-name="csspropertycolor" style:family="text">
      <style:text-properties fo:color="#FF0000"/>
    </style:style>
    <style:style style:name="T29" style:parent-style-name="cssdelimitercolor" style:family="text">
      <style:text-properties fo:color="#000000"/>
    </style:style>
    <style:style style:name="T30" style:parent-style-name="csspropertyvaluecolor" style:family="text">
      <style:text-properties fo:color="#0000CD"/>
    </style:style>
    <style:style style:name="T31" style:parent-style-name="cssdelimitercolor" style:family="text">
      <style:text-properties fo:color="#000000"/>
    </style:style>
    <style:style style:name="T32" style:parent-style-name="Bekezdésalapbetűtípusa" style:family="text">
      <style:text-properties fo:color="#FF0000"/>
    </style:style>
    <style:style style:name="T33" style:parent-style-name="cssdelimitercolor" style:family="text">
      <style:text-properties fo:color="#000000"/>
    </style:style>
    <style:style style:name="T34" style:parent-style-name="Bekezdésalapbetűtípusa" style:family="text">
      <style:text-properties fo:color="#A52A2A"/>
    </style:style>
    <style:style style:name="T35" style:parent-style-name="Bekezdésalapbetűtípusa" style:family="text">
      <style:text-properties fo:color="#A52A2A"/>
    </style:style>
    <style:style style:name="T36" style:parent-style-name="cssselectorcolor" style:family="text">
      <style:text-properties fo:color="#A52A2A"/>
    </style:style>
    <style:style style:name="T37" style:parent-style-name="cssdelimitercolor" style:family="text">
      <style:text-properties fo:color="#000000"/>
    </style:style>
    <style:style style:name="T38" style:parent-style-name="Bekezdésalapbetűtípusa" style:family="text">
      <style:text-properties fo:color="#FF0000"/>
    </style:style>
    <style:style style:name="T39" style:parent-style-name="csspropertycolor" style:family="text">
      <style:text-properties fo:color="#FF0000"/>
    </style:style>
    <style:style style:name="T40" style:parent-style-name="cssdelimitercolor" style:family="text">
      <style:text-properties fo:color="#000000"/>
    </style:style>
    <style:style style:name="T41" style:parent-style-name="csspropertyvaluecolor" style:family="text">
      <style:text-properties fo:color="#0000CD"/>
    </style:style>
    <style:style style:name="T42" style:parent-style-name="cssdelimitercolor" style:family="text">
      <style:text-properties fo:color="#000000"/>
    </style:style>
    <style:style style:name="T43" style:parent-style-name="Bekezdésalapbetűtípusa" style:family="text">
      <style:text-properties fo:color="#FF0000"/>
    </style:style>
    <style:style style:name="T44" style:parent-style-name="csspropertycolor" style:family="text">
      <style:text-properties fo:color="#FF0000"/>
    </style:style>
    <style:style style:name="T45" style:parent-style-name="cssdelimitercolor" style:family="text">
      <style:text-properties fo:color="#000000"/>
    </style:style>
    <style:style style:name="T46" style:parent-style-name="csspropertyvaluecolor" style:family="text">
      <style:text-properties fo:color="#0000CD"/>
    </style:style>
    <style:style style:name="T47" style:parent-style-name="cssdelimitercolor" style:family="text">
      <style:text-properties fo:color="#000000"/>
    </style:style>
    <style:style style:name="T48" style:parent-style-name="Bekezdésalapbetűtípusa" style:family="text">
      <style:text-properties fo:color="#FF0000"/>
    </style:style>
    <style:style style:name="T49" style:parent-style-name="cssdelimitercolor" style:family="text">
      <style:text-properties fo:color="#000000"/>
    </style:style>
  </office:automatic-styles>
  <office:body>
    <office:text text:use-soft-page-breaks="true">
      <text:p text:style-name="P1"/>
      <text:p text:style-name="Normál"/>
      <text:p text:style-name="P2"><text:a xlink:href="https://szit.hu/doku.php?id=oktatas:web:front-end_framework:bootstrap_4:kezdes" office:target-frame-name="_top" xlink:show="replace"><text:span text:style-name="T3">https://szit.hu/doku.php?id=oktatas:web:front-end_framework:bootstrap_4:kezdes</text:span></text:a></text:p>
      <text:p text:style-name="Normál"/>
      <text:p text:style-name="P4"><text:a xlink:href="https://szit.hu/doku.php?id=oktatas:web:front-end_framework:bootstrap_4:kontenerek" office:target-frame-name="_top" xlink:show="replace"><text:span text:style-name="T5">https://szit.hu/doku.php?id=oktatas:web:front-end_framework:bootstrap_4:kontenerek</text:span></text:a></text:p>
      <text:p text:style-name="P6"/>
      <text:p text:style-name="P7"><text:a xlink:href="https://szit.hu/doku.php?id=oktatas:web:front-end_framework:bootstrap_4:racsok" office:target-frame-name="_top" xlink:show="replace"><text:span text:style-name="T8">https://szit.hu/doku.php?id=oktatas:web:front-end_framework:bootstrap_4:racsok</text:span></text:a></text:p>
      <text:p text:style-name="Normál"/>
      <text:p text:style-name="Normál"/>
      <text:p text:style-name="Normál">https</text:p>
      <text:p text:style-name="Normál">css background image style:szit.hu</text:p>
      <text:p text:style-name="Normál"><text:a xlink:href="https://www.google.com/search?client=firefox-b-d&amp;q=css+background+image+style%3Aszit.hu" office:target-frame-name="_top" xlink:show="replace"><text:span text:style-name="Hiperhivatkozás">https://www.google.com/search?client=firefox-b-d&amp;q=css+background+image+style%3Aszit.hu</text:span></text:a></text:p>
      <text:p text:style-name="Normál"/>
      <text:p text:style-name="Normál"><text:a xlink:href="https://github.com/janos01/esti2020PHP" office:target-frame-name="_top" xlink:show="replace"><text:span text:style-name="Hiperhivatkozás">https://github.com/janos01/esti2020PHP</text:span></text:a></text:p>
      <text:p text:style-name="Normál"><text:a xlink:href="https://www.w3schools.com/tags/tag_doctype.asp" office:target-frame-name="_top" xlink:show="replace"><text:span text:style-name="Hiperhivatkozás">https://www.w3schools.com/tags/tag_doctype.asp</text:span></text:a></text:p>
      <text:p text:style-name="Normál"/>
      <text:p text:style-name="Normál"><text:a xlink:href="https://www.w3schools.com/css/default.asp" office:target-frame-name="_top" xlink:show="replace"><text:span text:style-name="Hiperhivatkozás">https://www.w3schools.com/css/default.asp</text:span></text:a></text:p>
      <text:p text:style-name="Normál"><text:span text:style-name="T9">body<text:s/></text:span><text:span text:style-name="T10">{</text:span><text:span text:style-name="T11"><text:line-break/></text:span><text:span text:style-name="T12">  background-color</text:span><text:span text:style-name="T13">:</text:span><text:span text:style-name="T14"><text:s/>lightblue</text:span><text:span text:style-name="T15">;</text:span><text:span text:style-name="T16"><text:line-break/></text:span><text:span text:style-name="T17">}</text:span><text:span text:style-name="T18"><text:line-break/></text:span><text:span text:style-name="T19"><text:line-break/></text:span><text:span text:style-name="T20">h1<text:s/></text:span><text:span text:style-name="T21">{</text:span><text:span text:style-name="T22"><text:line-break/></text:span><text:span text:style-name="T23">  color</text:span><text:span text:style-name="T24">:</text:span><text:span text:style-name="T25"><text:s/>white</text:span><text:span text:style-name="T26">;</text:span><text:span text:style-name="T27"><text:line-break/></text:span><text:span text:style-name="T28">  text-align</text:span><text:span text:style-name="T29">:</text:span><text:span text:style-name="T30"><text:s/>center</text:span><text:span text:style-name="T31">;</text:span><text:span text:style-name="T32"><text:line-break/></text:span><text:span text:style-name="T33">}</text:span><text:span text:style-name="T34"><text:line-break/></text:span><text:span text:style-name="T35"><text:line-break/></text:span><text:span text:style-name="T36">p<text:s/></text:span><text:span text:style-name="T37">{</text:span><text:span text:style-name="T38"><text:line-break/></text:span><text:span text:style-name="T39">  font-family</text:span><text:span text:style-name="T40">:</text:span><text:span text:style-name="T41"><text:s/>verdana</text:span><text:span text:style-name="T42">;</text:span><text:span text:style-name="T43"><text:line-break/></text:span><text:span text:style-name="T44">  font-size</text:span><text:span text:style-name="T45">:</text:span><text:span text:style-name="T46"><text:s/>20px</text:span><text:span text:style-name="T47">;</text:span><text:span text:style-name="T48"><text:line-break/></text:span><text:span text:style-name="T49">}</text:span>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paragraph-properties fo:margin-bottom="0in" fo:line-height="115%"/>
      <style:text-properties style:font-name="Arial" style:font-name-asian="Arial" style:font-name-complex="Arial" style:language-asian="hu" style:country-asian="HU" fo:hyphenate="false"/>
    </style:style>
    <style:style style:name="Bekezdésalapbetűtípusa" style:display-name="Bekezdés alapbetűtípusa" style:family="text"/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/>
    </style:style>
    <style:style style:name="cssselectorcolor" style:display-name="cssselectorcolor" style:family="text" style:parent-style-name="Bekezdésalapbetűtípusa"/>
    <style:style style:name="cssdelimitercolor" style:display-name="cssdelimitercolor" style:family="text" style:parent-style-name="Bekezdésalapbetűtípusa"/>
    <style:style style:name="csspropertycolor" style:display-name="csspropertycolor" style:family="text" style:parent-style-name="Bekezdésalapbetűtípusa"/>
    <style:style style:name="csspropertyvaluecolor" style:display-name="csspropertyvaluecolor" style:family="text" style:parent-style-name="Bekezdésalapbetűtípusa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1-01-25T12:15:00Z</meta:creation-date>
    <dc:date>2021-01-25T12:15:00Z</dc:date>
    <meta:template xlink:href="Normal" xlink:type="simple"/>
    <meta:editing-cycles>2</meta:editing-cycles>
    <meta:editing-duration>PT0S</meta:editing-duration>
    <meta:document-statistic meta:page-count="1" meta:paragraph-count="2" meta:word-count="153" meta:character-count="1210" meta:row-count="8" meta:non-whitespace-character-count="1059"/>
  </office:meta>
</office:document-meta>
</file>